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es New Roman" style:font-name-complex="Times New Roman"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T3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imes New Roman" style:font-name-complex="Times New Roman" fo:language="ru" fo:country="RU"/>
    </style:style>
    <style:style style:name="P43" style:parent-style-name="TableContents" style:family="paragraph">
      <style:text-properties style:font-name="Times New Roman" style:font-name-complex="Times New Roman" fo:language="ru" fo:country="RU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ru" fo:country="RU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Times New Roman" style:font-name-complex="Times New Roman" fo:language="ru" fo:country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Основнойшрифтабзаца" style:family="text">
      <style:text-properties style:font-name="Times New Roman" style:font-name-complex="Times New Roman"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" style:parent-style-name="Основнойшрифтабзаца" style:family="text">
      <style:text-properties style:font-name="Times New Roman" style:font-name-complex="Times New Roman"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style:font-name="Times New Roman" style:font-name-complex="Times New Roman" fo:language="ru" fo:country="RU"/>
    </style:style>
    <style:style style:name="T85" style:parent-style-name="Основнойшрифтабзаца" style:family="text">
      <style:text-properties style:font-name="Times New Roman" style:font-name-complex="Times New Roman"/>
    </style:style>
    <style:style style:name="T86" style:parent-style-name="Основнойшрифтабзаца" style:family="text">
      <style:text-properties style:font-name="Times New Roman" style:font-name-complex="Times New Roman" fo:language="ru" fo:country="RU"/>
    </style:style>
    <style:style style:name="T87" style:parent-style-name="Основнойшрифтабзаца" style:family="text">
      <style:text-properties style:font-name="Times New Roman" style:font-name-complex="Times New Roman" fo:language="ru" fo:country="RU"/>
    </style:style>
    <style:style style:name="P8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орчагина Валерия Валерье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определение метода с<text:s/>идентичной сигнатурой от родительского класса к дочернему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Анонимные, локальные, вложенные внутренние и статические классы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P28">Это ключевое слово для ограничения доступа пользователя, которое используется в переменных, методах и классах, в каждом из случаев имеет разные эффект.</text:p>
          </table:table-cell>
        </table:table-row>
        <table:table-row table:style-name="TableRow29">
          <table:table-cell table:style-name="TableCell30">
            <text:p text:style-name="TableContents"><text:span text:style-name="T31">Какие есть варианты использования ключевого слова<text:s/></text:span>try<text:span text:style-name="T32">?</text:span></text:p>
          </table:table-cell>
          <table:table-cell table:style-name="TableCell33">
            <text:p text:style-name="TableContents"><text:span text:style-name="T34">Try</text:span><text:span text:style-name="T35"><text:s/>– ключевое слово, определяет блок кода в котором, может произойти исключение.</text:span>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<text:s/></text:span><text:span text:style-name="T39">стандартные реализации интерфейса<text:s/></text:span>List<text:span text:style-name="T40"><text:s/>и в каких ситуациях их нужно использовать?</text:span></text:p>
          </table:table-cell>
          <table:table-cell table:style-name="TableCell41">
            <text:p text:style-name="P42">ArrayList – реализован внутри в виде массива, стоит использовать в том случае, если нужна скорость в взятии и изменении элемента.</text:p>
            <text:p text:style-name="P43">LinkedList – реализован в виде связанного списка, стоит использовать в том случае, если требуется вставить (или удалить) в середину много элементов. Требует больше памяти для хранения такого же количества элементов, как и в ArrayList.<text:s/></text:p>
          </table:table-cell>
        </table:table-row>
        <table:table-row table:style-name="TableRow44">
          <table:table-cell table:style-name="TableCell45">
            <text:p text:style-name="P46">В чём основная идея стримов из пакета java.util.stream?</text:p>
          </table:table-cell>
          <table:table-cell table:style-name="TableCell47">
            <text:p text:style-name="P48">Обработка данных в функциональном стиле.</text:p>
          </table:table-cell>
        </table:table-row>
        <table:table-row table:style-name="TableRow49">
          <table:table-cell table:style-name="TableCell50" table:number-columns-spanned="2">
            <text:p text:style-name="P51">Разное</text:p>
          </table:table-cell>
          <table:covered-table-cell/>
        </table:table-row>
        <table:table-row table:style-name="TableRow52">
          <table:table-cell table:style-name="TableCell53">
            <text:p text:style-name="P54">Каким критериям должна удовлетворять «хорошая» хэш-функция?</text:p>
          </table:table-cell>
          <table:table-cell table:style-name="TableCell55">
            <text:p text:style-name="TableContents"><text:span text:style-name="T56">Должна вычисляться быстро,<text:s/></text:span><text:span text:style-name="T57">хеш-функция должна хорошо рассеивать значения ключей</text:span><text:span text:style-name="T58">.</text:span></text:p>
          </table:table-cell>
        </table:table-row>
        <table:table-row table:style-name="TableRow59">
          <table:table-cell table:style-name="TableCell60">
            <text:p text:style-name="TableContents"><text:span text:style-name="T61">В чём причина популярности и широкого распространения кодировки<text:s/></text:span>UTF<text:span text:style-name="T62">-8?</text:span></text:p>
          </table:table-cell>
          <table:table-cell table:style-name="TableCell63">
            <text:p text:style-name="TableContents"><text:span text:style-name="T64">В отличии от с 7-битной кодировкой ASCII,<text:s/></text:span>UTF<text:span text:style-name="T65">-8 хранит в себе больше данных, позволяет более компактно хранить и<text:s/></text:span><text:span text:style-name="T66">передавать символы Юникода, совместим с<text:s/></text:span><text:span text:style-name="T67">ASCII.</text:span></text:p>
          </table:table-cell>
        </table:table-row>
        <table:table-row table:style-name="TableRow68">
          <table:table-cell table:style-name="TableCell69">
            <text:p text:style-name="TableContents"><text:span text:style-name="T70">Сравните форматы<text:s/></text:span>XML<text:span text:style-name="T71"><text:s/>и<text:s/></text:span>JSON<text:span text:style-name="T72">. Когда какой использовать?</text:span></text:p>
          </table:table-cell>
          <table:table-cell table:style-name="TableCell73">
            <text:p text:style-name="TableContents"><text:span text:style-name="T74">Е</text:span><text:span text:style-name="T75">сли проекту требуется разметка документа и информация о метаданных, лучше использовать<text:s/></text:span>XML<text:span text:style-name="T76">, а для более организованного обмена данными<text:s/></text:span>JSON<text:span text:style-name="T77"><text:s/>может быть</text:span><text:span text:style-name="T78"><text:s/>предпочтительным выбором.</text:span></text:p>
          </table:table-cell>
        </table:table-row>
        <table:table-row table:style-name="TableRow79">
          <table:table-cell table:style-name="TableCell80">
            <text:p text:style-name="TableContents"><text:span text:style-name="T81">Опишите что будет происходить «под капотом» после ввода адреса сайта в браузере и нажатия<text:s/></text:span>Enter<text:span text:style-name="T82">?</text:span></text:p>
          </table:table-cell>
          <table:table-cell table:style-name="TableCell83">
            <text:p text:style-name="TableContents"><text:span text:style-name="T84">Браузер начнет искать сервер, браузер устанавливает соединение с сервером, браузер отправляет<text:s/></text:span><text:span text:style-name="T85">HTTP</text:span><text:span text:style-name="T86">-запрос, сервер обрабатывает<text:s/></text:span><text:span text:style-name="T87">запрос, сервер отправляет ответ браузеру, браузер обрабатывает полученный ответ и отрисовывает веб-страницу.</text:span>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</dc:creator>
    <meta:creation-date>2017-10-20T23:40:00Z</meta:creation-date>
    <dc:date>2021-03-12T12:31:00Z</dc:date>
    <meta:template xlink:href="Normal.dotm" xlink:type="simple"/>
    <meta:editing-cycles>10</meta:editing-cycles>
    <meta:editing-duration>PT22800S</meta:editing-duration>
    <meta:document-statistic meta:page-count="1" meta:paragraph-count="4" meta:word-count="326" meta:character-count="2183" meta:row-count="15" meta:non-whitespace-character-count="1861"/>
  </office:meta>
</office:document-meta>
</file>